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0953in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fo:border-left="none" fo:border-right="none" fo:border-top="0.0346in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Default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default-cell-style-name="ce7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OpenLCB Datagram Protocols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Byte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Name</text:p>
          </table:table-cell>
          <table:table-cell table:style-name="ce5" office:value-type="string">
            <text:p>Protocol I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style-name="ce5"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Log Request</text:p>
          </table:table-cell>
          <table:table-cell office:value-type="string">
            <text:p>OpenLCB 0x01</text:p>
          </table:table-cell>
          <table:table-cell office:value-type="string">
            <text:p>Flags</text:p>
          </table:table-cell>
          <table:table-cell office:value-type="string">
            <text:p>Index 1 MSB</text:p>
          </table:table-cell>
          <table:table-cell office:value-type="string">
            <text:p>Index 1 LSB</text:p>
          </table:table-cell>
          <table:table-cell office:value-type="string">
            <text:p>Index 2 MSB</text:p>
          </table:table-cell>
          <table:table-cell office:value-type="string">
            <text:p>Index 2 LSB</text:p>
          </table:table-cell>
          <table:table-cell table:number-columns-repeated="1017"/>
        </table:table-row>
        <table:table-row table:style-name="ro4">
          <table:table-cell office:value-type="string">
            <text:p>Log Reply</text:p>
          </table:table-cell>
          <table:table-cell office:value-type="string">
            <text:p>OpenLCB 0x02</text:p>
          </table:table-cell>
          <table:table-cell office:value-type="string">
            <text:p>Flags</text:p>
          </table:table-cell>
          <table:table-cell office:value-type="string">
            <text:p>Index 1 MSB</text:p>
          </table:table-cell>
          <table:table-cell office:value-type="string">
            <text:p>Index 1 LSB</text:p>
          </table:table-cell>
          <table:table-cell office:value-type="string">
            <text:p>Index 2 MSB</text:p>
          </table:table-cell>
          <table:table-cell office:value-type="string">
            <text:p>Index 2 LSB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office:value-type="string">
            <text:p>Config I/O read</text:p>
          </table:table-cell>
          <table:table-cell/>
          <table:table-cell office:value-type="string">
            <text:p>Flags</text:p>
          </table:table-cell>
          <table:table-cell office:value-type="string">
            <text:p>Address MSB</text:p>
          </table:table-cell>
          <table:table-cell office:value-type="string">
            <text:p>Address HISB</text:p>
          </table:table-cell>
          <table:table-cell office:value-type="string">
            <text:p>Address LISB</text:p>
          </table:table-cell>
          <table:table-cell office:value-type="string">
            <text:p>Address LSB</text:p>
          </table:table-cell>
          <table:table-cell office:value-type="string">
            <text:p>Length</text:p>
          </table:table-cell>
          <table:table-cell table:number-columns-repeated="1016"/>
        </table:table-row>
        <table:table-row table:style-name="ro2">
          <table:table-cell office:value-type="string">
            <text:p>Config I/O read stream</text:p>
          </table:table-cell>
          <table:table-cell/>
          <table:table-cell office:value-type="string">
            <text:p>Flags</text:p>
          </table:table-cell>
          <table:table-cell office:value-type="string">
            <text:p>Address MSB</text:p>
          </table:table-cell>
          <table:table-cell office:value-type="string">
            <text:p>Address HISB</text:p>
          </table:table-cell>
          <table:table-cell office:value-type="string">
            <text:p>Address LISB</text:p>
          </table:table-cell>
          <table:table-cell office:value-type="string">
            <text:p>Address LSB</text:p>
          </table:table-cell>
          <table:table-cell office:value-type="string">
            <text:p>Stream ID</text:p>
          </table:table-cell>
          <table:table-cell office:value-type="string">
            <text:p>Length MSB</text:p>
          </table:table-cell>
          <table:table-cell office:value-type="string">
            <text:p>Length HISB</text:p>
          </table:table-cell>
          <table:table-cell office:value-type="string">
            <text:p>Length LISB</text:p>
          </table:table-cell>
          <table:table-cell office:value-type="string">
            <text:p>Length LSB</text:p>
          </table:table-cell>
          <table:table-cell table:number-columns-repeated="1012"/>
        </table:table-row>
        <table:table-row table:style-name="ro2">
          <table:table-cell office:value-type="string">
            <text:p>Config I/O write</text:p>
          </table:table-cell>
          <table:table-cell/>
          <table:table-cell office:value-type="string">
            <text:p>Flags</text:p>
          </table:table-cell>
          <table:table-cell office:value-type="string">
            <text:p>Address MSB</text:p>
          </table:table-cell>
          <table:table-cell office:value-type="string">
            <text:p>Address HISB</text:p>
          </table:table-cell>
          <table:table-cell office:value-type="string">
            <text:p>Address LISB</text:p>
          </table:table-cell>
          <table:table-cell office:value-type="string">
            <text:p>Address LSB</text:p>
          </table:table-cell>
          <table:table-cell office:value-type="string">
            <text:p>Data MSB</text:p>
          </table:table-cell>
          <table:table-cell office:value-type="string">
            <text:p>Data LSB</text:p>
          </table:table-cell>
          <table:table-cell table:number-columns-repeated="1015"/>
        </table:table-row>
        <table:table-row table:style-name="ro2">
          <table:table-cell office:value-type="string">
            <text:p>Config I/O write stream</text:p>
          </table:table-cell>
          <table:table-cell/>
          <table:table-cell office:value-type="string">
            <text:p>Flags</text:p>
          </table:table-cell>
          <table:table-cell office:value-type="string">
            <text:p>Address MSB</text:p>
          </table:table-cell>
          <table:table-cell office:value-type="string">
            <text:p>Address HISB</text:p>
          </table:table-cell>
          <table:table-cell office:value-type="string">
            <text:p>Address LISB</text:p>
          </table:table-cell>
          <table:table-cell office:value-type="string">
            <text:p>Address LSB</text:p>
          </table:table-cell>
          <table:table-cell office:value-type="string">
            <text:p>Stream ID</text:p>
          </table:table-cell>
          <table:table-cell office:value-type="string">
            <text:p>Length MSB</text:p>
          </table:table-cell>
          <table:table-cell office:value-type="string">
            <text:p>Length HISB</text:p>
          </table:table-cell>
          <table:table-cell office:value-type="string">
            <text:p>Length LISB</text:p>
          </table:table-cell>
          <table:table-cell office:value-type="string">
            <text:p>Length LSB</text:p>
          </table:table-cell>
          <table:table-cell table:number-columns-repeated="1012"/>
        </table:table-row>
        <table:table-row table:style-name="ro4">
          <table:table-cell office:value-type="string">
            <text:p>Config I/O status</text:p>
          </table:table-cell>
          <table:table-cell table:number-columns-repeated="2"/>
          <table:table-cell table:style-name="ce2" office:value-type="string">
            <text:p>(get e.g. stream available, max size, indexes to XML info, etc)</text:p>
          </table:table-cell>
          <table:table-cell table:number-columns-repeated="1020"/>
        </table:table-row>
        <table:table-row table:style-name="ro2">
          <table:table-cell office:value-type="string">
            <text:p>Config I/O reserved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"/>
          <table:table-cell table:style-name="ce6"/>
          <table:table-cell table:style-name="ce9" table:number-columns-repeated="6"/>
          <table:table-cell table:style-name="ce6"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wo-byte protocols</text:p>
          </table:table-cell>
          <table:table-cell office:value-type="string">
            <text:p>OpenLCB 0xFE</text:p>
          </table:table-cell>
          <table:table-cell table:number-columns-repeated="2" office:value-type="string">
            <text:p>X</text:p>
          </table:table-cell>
          <table:table-cell table:number-columns-repeated="1020"/>
        </table:table-row>
        <table:table-row table:style-name="ro4">
          <table:table-cell office:value-type="string">
            <text:p>(centrally allocated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office:value-type="string">
            <text:p>Six-byte protocols</text:p>
          </table:table-cell>
          <table:table-cell office:value-type="string">
            <text:p>OpenLCB 0xFF</text:p>
          </table:table-cell>
          <table:table-cell table:number-columns-repeated="5" office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>
            <text:p>(user allocated)</text:p>
          </table:table-cell>
          <table:table-cell table:number-columns-repeated="1023"/>
        </table:table-row>
        <table:table-row table:style-name="ro4" table:number-rows-repeated="655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06/17/2010</text:date>, <text:time>20:1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6-17T20:17:18</dc:date>
    <dc:creator>Bob Jacobsen</dc:creator>
    <meta:editing-duration>PT01H07M22S</meta:editing-duration>
    <meta:editing-cycles>22</meta:editing-cycles>
    <meta:generator>OpenOffice.org/3.2$Unix OpenOffice.org_project/320m12$Build-9483</meta:generator>
    <meta:document-statistic meta:table-count="3" meta:cell-count="77" meta:object-count="0"/>
  </office:meta>
</office:document-meta>
</file>